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left"/>
    </style:style>
    <style:style style:name="Table2.A" style:family="table-column">
      <style:table-column-properties style:column-width="1.4132in"/>
    </style:style>
    <style:style style:name="Table2.B" style:family="table-column">
      <style:table-column-properties style:column-width="5.5118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132in"/>
    </style:style>
    <style:style style:name="Table3.B" style:family="table-column">
      <style:table-column-properties style:column-width="5.5118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416in"/>
    </style:style>
    <style:style style:name="Table4.B" style:family="table-column">
      <style:table-column-properties style:column-width="5.509in"/>
    </style:style>
    <style:style style:name="Table4.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416in"/>
    </style:style>
    <style:style style:name="Table1.B" style:family="table-column">
      <style:table-column-properties style:column-width="5.509in"/>
    </style:style>
    <style:style style:name="Table1.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4132in"/>
    </style:style>
    <style:style style:name="Table5.B" style:family="table-column">
      <style:table-column-properties style:column-width="5.5118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416in"/>
    </style:style>
    <style:style style:name="Table6.B" style:family="table-column">
      <style:table-column-properties style:column-width="5.509in"/>
    </style:style>
    <style:style style:name="Table6.A1" style:family="table-cell">
      <style:table-cell-properties style:vertical-align="middle" fo:padding="0.0194in" fo:border="none"/>
    </style:style>
    <style:style style:name="P1" style:family="paragraph" style:parent-style-name="Heading_20_1">
      <style:text-properties fo:font-size="20pt" officeooo:rsid="000831ca" officeooo:paragraph-rsid="0017e6bd" style:font-size-asian="20pt" style:font-size-complex="20pt"/>
    </style:style>
    <style:style style:name="P2" style:family="paragraph" style:parent-style-name="Heading_20_1">
      <style:text-properties fo:font-size="16pt" style:text-underline-style="none" officeooo:rsid="0017e6bd" officeooo:paragraph-rsid="0017e6bd" style:font-size-asian="16pt" style:font-size-complex="16pt"/>
    </style:style>
    <style:style style:name="P3" style:family="paragraph" style:parent-style-name="Heading_20_1">
      <style:text-properties fo:font-size="16pt" style:text-underline-style="solid" style:text-underline-width="auto" style:text-underline-color="font-color" officeooo:rsid="0017e6bd" officeooo:paragraph-rsid="0017e6bd" style:font-size-asian="16pt" style:font-size-complex="16pt"/>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officeooo:rsid="0017e6bd" officeooo:paragraph-rsid="0017e6bd" style:font-size-asian="17.5pt" style:font-size-complex="20pt"/>
    </style:style>
    <style:style style:name="P5" style:family="paragraph" style:parent-style-name="Standard">
      <style:text-properties fo:font-size="20pt" officeooo:rsid="000831ca" officeooo:paragraph-rsid="0017e6bd" style:font-size-asian="20pt" style:font-size-complex="20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17e6bd" officeooo:paragraph-rsid="0017e6bd" style:font-size-asian="12pt" style:font-size-complex="12pt"/>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officeooo:rsid="0017e6bd" officeooo:paragraph-rsid="0017e6bd" style:font-size-asian="12pt" style:font-size-complex="12pt"/>
    </style:style>
    <style:style style:name="P8" style:family="paragraph" style:parent-style-name="Standard">
      <style:paragraph-properties fo:text-align="start" style:justify-single-word="false"/>
      <style:text-properties fo:font-size="16pt" style:text-underline-style="none" officeooo:rsid="0017e6bd" officeooo:paragraph-rsid="0017e6bd" style:font-size-asian="16pt" style:font-size-complex="16pt"/>
    </style:style>
    <style:style style:name="P9" style:family="paragraph" style:parent-style-name="Standard">
      <style:text-properties fo:font-size="16pt" style:text-underline-style="none" officeooo:rsid="0017e6bd" officeooo:paragraph-rsid="0017e6bd" style:font-size-asian="16pt" style:font-size-complex="16pt"/>
    </style:style>
    <style:style style:name="P10" style:family="paragraph" style:parent-style-name="Standard">
      <style:paragraph-properties fo:text-align="start" style:justify-single-word="false"/>
      <style:text-properties fo:font-size="16pt" officeooo:paragraph-rsid="0017e6bd" style:font-size-asian="16pt" style:font-size-complex="16pt"/>
    </style:style>
    <style:style style:name="P11" style:family="paragraph" style:parent-style-name="Standard" style:list-style-name="L2">
      <style:paragraph-properties fo:text-align="start" style:justify-single-word="false"/>
      <style:text-properties fo:font-size="16pt" officeooo:paragraph-rsid="0017e6bd" style:font-size-asian="16pt" style:font-size-complex="16pt"/>
    </style:style>
    <style:style style:name="P12" style:family="paragraph" style:parent-style-name="Standard" style:list-style-name="L2">
      <style:paragraph-properties fo:text-align="start" style:justify-single-word="false"/>
      <style:text-properties fo:font-size="16pt" officeooo:rsid="0017e6bd" officeooo:paragraph-rsid="0017e6bd" style:font-size-asian="16pt" style:font-size-complex="16pt"/>
    </style:style>
    <style:style style:name="P13" style:family="paragraph" style:parent-style-name="Standard">
      <style:paragraph-properties fo:text-align="start" style:justify-single-word="false"/>
      <style:text-properties fo:font-size="16pt" officeooo:rsid="0017e6bd" officeooo:paragraph-rsid="0017e6bd" style:font-size-asian="16pt" style:font-size-complex="16pt"/>
    </style:style>
    <style:style style:name="P14" style:family="paragraph" style:parent-style-name="Standard">
      <style:text-properties fo:font-size="16pt" officeooo:paragraph-rsid="0017e6bd" style:font-size-asian="16pt" style:font-size-complex="16pt"/>
    </style:style>
    <style:style style:name="P15" style:family="paragraph" style:parent-style-name="Standard">
      <style:text-properties fo:font-size="16pt" officeooo:rsid="000831ca" officeooo:paragraph-rsid="0017e6bd" style:font-size-asian="16pt" style:font-size-complex="16pt"/>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officeooo:rsid="0017e6bd" officeooo:paragraph-rsid="0017e6bd" style:font-size-asian="16pt" style:font-size-complex="16pt"/>
    </style:style>
    <style:style style:name="P17" style:family="paragraph" style:parent-style-name="Standard">
      <style:text-properties fo:font-size="16pt" style:text-underline-style="solid" style:text-underline-width="auto" style:text-underline-color="font-color" officeooo:rsid="0017e6bd" officeooo:paragraph-rsid="0017e6bd" style:font-size-asian="16pt" style:font-size-complex="16pt"/>
    </style:style>
    <style:style style:name="P18" style:family="paragraph" style:parent-style-name="Table_20_Contents">
      <style:text-properties fo:background-color="#ff0000"/>
    </style:style>
    <style:style style:name="P19" style:family="paragraph" style:parent-style-name="Table_20_Contents">
      <style:text-properties officeooo:paragraph-rsid="0017e6bd" fo:background-color="#ff0000"/>
    </style:style>
    <style:style style:name="P20" style:family="paragraph" style:parent-style-name="Table_20_Contents">
      <style:text-properties fo:color="#008000" loext:opacity="100%"/>
    </style:style>
    <style:style style:name="P21" style:family="paragraph" style:parent-style-name="Table_20_Contents">
      <style:text-properties fo:color="#008000" loext:opacity="100%" officeooo:paragraph-rsid="0017e6bd"/>
    </style:style>
    <style:style style:name="P22" style:family="paragraph" style:parent-style-name="Table_20_Contents">
      <style:text-properties fo:color="#008000" loext:opacity="100%" fo:font-size="16pt" officeooo:paragraph-rsid="0017e6bd" style:font-size-asian="16pt" style:font-size-complex="16pt"/>
    </style:style>
    <style:style style:name="P23" style:family="paragraph" style:parent-style-name="Table_20_Contents">
      <style:text-properties officeooo:paragraph-rsid="0017e6bd"/>
    </style:style>
    <style:style style:name="P24" style:family="paragraph" style:parent-style-name="Table_20_Contents">
      <style:text-properties fo:font-size="16pt" officeooo:paragraph-rsid="0017e6bd" fo:background-color="#ff0000" style:font-size-asian="16pt" style:font-size-complex="16pt"/>
    </style:style>
    <style:style style:name="P25" style:family="paragraph" style:parent-style-name="Table_20_Contents">
      <style:text-properties fo:font-size="16pt" officeooo:paragraph-rsid="0017e6bd" style:font-size-asian="16pt" style:font-size-complex="16pt"/>
    </style:style>
    <style:style style:name="P26" style:family="paragraph" style:parent-style-name="Table_20_Contents">
      <style:text-properties fo:background-color="#ffbc10"/>
    </style:style>
    <style:style style:name="P27" style:family="paragraph" style:parent-style-name="Table_20_Contents">
      <style:text-properties fo:font-size="2pt" style:font-size-asian="2pt" style:font-size-complex="2pt"/>
    </style:style>
    <style:style style:name="P28" style:family="paragraph" style:parent-style-name="Table_20_Heading">
      <style:text-properties officeooo:paragraph-rsid="0017e6bd"/>
    </style:style>
    <style:style style:name="P29" style:family="paragraph" style:parent-style-name="Table_20_Heading">
      <style:text-properties fo:font-size="16pt" officeooo:paragraph-rsid="0017e6bd" style:font-size-asian="16pt" style:font-size-complex="16pt"/>
    </style:style>
    <style:style style:name="P30" style:family="paragraph" style:parent-style-name="Text_20_body">
      <style:paragraph-properties fo:margin-top="0in" fo:margin-bottom="0in" style:contextual-spacing="false"/>
    </style:style>
    <style:style style:name="P31" style:family="paragraph" style:parent-style-name="Text_20_body">
      <style:paragraph-properties fo:text-align="start" style:justify-single-word="false"/>
      <style:text-properties fo:font-size="16pt" style:text-underline-style="none" officeooo:rsid="0017e6bd" officeooo:paragraph-rsid="0017e6bd" style:font-size-asian="16pt" style:font-size-complex="16pt"/>
    </style:style>
    <style:style style:name="P32" style:family="paragraph" style:parent-style-name="Text_20_body" style:list-style-name="L1">
      <style:paragraph-properties fo:margin-top="0in" fo:margin-bottom="0in" style:contextual-spacing="false"/>
      <style:text-properties fo:font-size="16pt" style:font-size-asian="16pt" style:font-size-complex="16pt"/>
    </style:style>
    <style:style style:name="P33" style:family="paragraph" style:parent-style-name="Text_20_body" style:list-style-name="L1">
      <style:text-properties fo:font-size="16pt" style:font-size-asian="16pt" style:font-size-complex="16pt"/>
    </style:style>
    <style:style style:name="P34" style:family="paragraph" style:parent-style-name="Text_20_body">
      <style:paragraph-properties fo:margin-top="0in" fo:margin-bottom="0in" style:contextual-spacing="false"/>
      <style:text-properties fo:font-size="16pt" officeooo:paragraph-rsid="0017e6bd" style:font-size-asian="16pt" style:font-size-complex="16pt"/>
    </style:style>
    <style:style style:name="P35" style:family="paragraph" style:parent-style-name="Text_20_body" style:list-style-name="L6">
      <style:text-properties officeooo:rsid="0017e6bd" officeooo:paragraph-rsid="0017e6bd"/>
    </style:style>
    <style:style style:name="P36" style:family="paragraph" style:parent-style-name="Text_20_body">
      <style:paragraph-properties fo:margin-top="0in" fo:margin-bottom="0in" style:contextual-spacing="false"/>
      <style:text-properties officeooo:paragraph-rsid="0017e6bd"/>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text-properties officeooo:paragraph-rsid="0017e6bd"/>
    </style:style>
    <style:style style:name="T1" style:family="text">
      <style:text-properties officeooo:rsid="0017e6bd"/>
    </style:style>
    <style:style style:name="T2" style:family="text">
      <style:text-properties style:text-position="super 58%"/>
    </style:style>
    <style:style style:name="T3" style:family="text">
      <style:text-properties fo:font-size="16pt" style:font-size-asian="16pt" style:font-size-complex="16pt"/>
    </style:style>
    <style:style style:name="T4" style:family="text">
      <style:text-properties fo:color="#ff0000" loext:opacity="100%"/>
    </style:style>
    <style:style style:name="T5" style:family="text">
      <style:text-properties fo:color="#ffa500" loext:opacity="100%"/>
    </style:style>
    <style:style style:name="T6" style:family="text">
      <style:text-properties style:text-underline-style="none"/>
    </style:style>
    <style:style style:name="T7" style:family="text">
      <style:text-properties style:text-underline-style="none" officeooo:rsid="0017e6bd"/>
    </style:style>
    <style:style style:name="T8" style:family="text">
      <style:text-properties style:text-underline-style="none" officeooo:rsid="000831ca"/>
    </style:style>
    <style:style style:name="T9" style:family="text">
      <style:text-properties officeooo:rsid="000831ca"/>
    </style:style>
    <style:style style:name="T10" style:family="text">
      <style:text-properties style:text-underline-style="solid" style:text-underline-width="auto" style:text-underline-color="font-color"/>
    </style:style>
    <style:style style:name="T1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uly 10<text:span text:style-name="T2">th</text:span>,20323</text:p>
      <text:p text:style-name="P7"/>
      <text:p text:style-name="P4">Cat Scan IIAssignment: Big Dog Company</text:p>
      <text:p text:style-name="P8"/>
      <text:p text:style-name="P8">Executive Summary: </text:p>
      <text:p text:style-name="P8"/>
      <text:p text:style-name="P8">In this summary I have identified the assets as per company recommendations based upon there interpretation of most important and valuable information and systems.</text:p>
      <text:p text:style-name="P8"/>
      <text:p text:style-name="P8">I would like to <text:s/>indicate and highlight that there known Vulnerabilities on our Window 10 1507-1607. Where an attacker can remotely execute code gaining access to all system files and rendering all system resources inoperable. I strongly advise that following industry standard and best practices we implement the following:</text:p>
      <text:p text:style-name="P8"/>
      <text:p text:style-name="P8">Network Segmentation: Implement network segmentation to isolate critical systems and limit the potential impact of a vulnerability. By separating different parts of your network, you can minimize lateral movement by attackers and reduce the attack surface. </text:p>
      <text:p text:style-name="P8"/>
      <text:p text:style-name="P8">Least Privilege: Enforce the principle of least privilege to limit the access and permissions granted to users and systems. Restricting unnecessary privileges can help mitigate the potential impact of a vulnerability by minimizing an attacker's ability to exploit it. </text:p>
      <text:p text:style-name="P8"/>
      <text:p text:style-name="P8">On the Windows Server 2016 10586-14393. A vulnerability can be exploited when attacker gains access and executes arbitrary code. I recommend in this case that following <text:s/>the mitre framework and industry standards and best practice we:</text:p>
      <text:p text:style-name="P14"><text:span text:style-name="T8"/></text:p>
      <text:p text:style-name="P14">Patch/<text:span text:style-name="T9">Update</text:span>: Regularly update and apply patches for operating systems, software, and applications. Keep your systems up to date with the latest security patches to address known vulnerabilities that could be exploited to execute arbitrary code. </text:p>
      <text:p text:style-name="P14"/>
      <text:p text:style-name="P14"><text:soft-page-break/>Principle of Least Privilege: Follow the principle of least privilege by assigning minimal permissions and privileges to users, processes, and systems. Restricting access and privileges reduces the potential impact of an attacker successfully executing arbitrary code. </text:p>
      <text:p text:style-name="P8"><text:span text:style-name="T7"/></text:p>
      <text:p text:style-name="P10"><text:span text:style-name="T7"/></text:p>
      <text:p text:style-name="P10"><text:span text:style-name="T7">Data categorization/Asset Management and Prioritization</text:span></text:p>
      <text:list xml:id="list605126076" text:style-name="L2">
        <text:list-header>
          <text:p text:style-name="P12"><text:span text:style-name="T6"/></text:p>
        </text:list-header>
        <text:list-item>
          <text:p text:style-name="P12"><text:span text:style-name="T6">RED Confidential, Secret information, Legal issues, Reputational Information </text:span></text:p>
        </text:list-item>
        <text:list-item>
          <text:p text:style-name="P12"><text:span text:style-name="T6">Is considered to be the proprietary information that the developers are creating</text:span></text:p>
        </text:list-item>
        <text:list-item>
          <text:p text:style-name="P12"><text:span text:style-name="T6">Proprietary (IP) Linux systems and these developers create important intellectual property (IP) for the company. </text:span></text:p>
        </text:list-item>
        <text:list-item>
          <text:p text:style-name="P12"><text:span text:style-name="T6">Yellow Internal Data, Employee records, Financial Database/Financial (F) All sales, marketing </text:span></text:p>
        </text:list-item>
        <text:list-item>
          <text:p text:style-name="P12"><text:span text:style-name="T6">Financial/accounting (F) All sales, marketing</text:span></text:p>
        </text:list-item>
        <text:list-item>
          <text:p text:style-name="P12"><text:span text:style-name="T6">Marketing, Sales and data related to clients and consumers</text:span></text:p>
        </text:list-item>
        <text:list-item>
          <text:p text:style-name="P12"><text:span text:style-name="T6">Green Information for public consumption.</text:span></text:p>
        </text:list-item>
      </text:list>
      <text:p text:style-name="P13"><text:span text:style-name="T6"><text:tab/>The publicly released information or products/website</text:span></text:p>
      <text:list xml:id="list114155808115306" text:continue-numbering="true" text:style-name="L2">
        <text:list-header>
          <text:p text:style-name="P12"><text:span text:style-name="T6"/></text:p>
          <text:p text:style-name="P12"><text:span text:style-name="T6">Physical Assets Include:</text:span></text:p>
          <text:p text:style-name="P12"/>
        </text:list-header>
        <text:list-item>
          <text:p text:style-name="P12"><text:span text:style-name="T6">Kali linux machine build # 2013.2</text:span></text:p>
        </text:list-item>
        <text:list-item>
          <text:p text:style-name="P11"><text:span text:style-name="T7">windows 10 workstations build 1507-1607</text:span></text:p>
        </text:list-item>
        <text:list-item>
          <text:p text:style-name="P12"><text:span text:style-name="T6">Systems (S) Windows Server that runs an SQL database , Windows server 2016-10586-14393</text:span></text:p>
        </text:list-item>
      </text:list>
      <text:p text:style-name="P13"><text:span text:style-name="T6"/></text:p>
      <text:p text:style-name="P13"><text:span text:style-name="T6"/></text:p>
      <text:p text:style-name="P13"><text:span text:style-name="T6">A list of important information most important to least important:</text:span></text:p>
      <text:p text:style-name="P8"/>
      <text:list xml:id="list1183901963" text:style-name="L1">
        <text:list-header>
          <text:p text:style-name="P32">Proprietary (IP) Linux systems and these developers create important intellectual property (IP) for the company. </text:p>
          <text:p text:style-name="P32">Financial (F) All sales, marketing </text:p>
          <text:p text:style-name="P32">Financial/accounting (F) All sales, marketing </text:p>
          <text:p text:style-name="P32">Security management (SM) <text:span text:style-name="T1">Kalli linux machines for IT</text:span></text:p>
          <text:p text:style-name="P33"><text:soft-page-break/></text:p>
        </text:list-header>
      </text:list>
      <text:p text:style-name="P31"/>
      <text:p text:style-name="P31">Privacy (P):</text:p>
      <text:list text:style-name="L4">
        <text:list-item>
          <text:p text:style-name="P37">The Windows Server running the SQL database, website on IIS, and acting as a file server may contain sensitive information related to privacy. It likely stores personal data, confidential client information, or any other data subject to privacy regulations.</text:p>
        </text:list-item>
      </text:list>
      <text:list text:style-name="L5">
        <text:list-item>
          <text:p text:style-name="P38">Proprietary (IP):</text:p>
        </text:list-item>
      </text:list>
      <text:list xml:id="list1560654797" text:style-name="L6">
        <text:list-item>
          <text:p text:style-name="P39">The Linux systems used by the developers are crucial for creating important intellectual property (IP) for the company. These systems likely store source code, design documents, or any other proprietary information that the company considers valuable.</text:p>
        </text:list-item>
        <text:list-item>
          <text:p text:style-name="P35">Security management is run on this Kali Linux system which is an integral part of the daily operations of this network</text:p>
        </text:list-item>
      </text:list>
      <text:p text:style-name="Text_20_body"/>
      <text:p text:style-name="Text_20_body"/>
      <text:list text:style-name="L7">
        <text:list-item>
          <text:p text:style-name="P40">Financial (F):</text:p>
        </text:list-item>
      </text:list>
      <text:list text:style-name="L8">
        <text:list-item>
          <text:p text:style-name="P41">The Windows systems used for sales, marketing, and management functions likely handle financial data, such as sales records, financial reports, customer billing information, and other financial/accounting-related tasks, financial/accounting systems, which could refer to specific software or dedicated systems used for financial operations.</text:p>
        </text:list-item>
      </text:list>
      <text:p text:style-name="P8">Risks and Vulnerabilities: </text:p>
      <text:p text:style-name="P8"/>
      <text:p text:style-name="P8">Using the Mitre framework and industry best practices the following concerns have been adressed.</text:p>
      <text:p text:style-name="P8"/>
      <text:p text:style-name="P8">In the Windows Workstation Environments the main concerns of Vulnerabilities lie at the user level. It is recommended that all staff using these systems get formal basic security training, use two factor authentication when logging on the system and be on the lookout for any suspicious activity especially any phishing or spear-phishing campaigns this will like decrease the chances of an attacker gaining access to import financial and management information</text:p>
      <text:p text:style-name="P8"/>
      <text:p text:style-name="P8">Windows Server/SQL/Web-hosting/File sharing</text:p>
      <text:p text:style-name="P8"><text:soft-page-break/>Research has shown that there is the possibility of an attacker using remote code injection to corrupt the file system and shut down the server. To combat this close monitoring of all network traffic and user accounts must be closely watched as this server stores critical files/Web-hosting applications and is the likely gateway on to the network.</text:p>
      <text:p text:style-name="P8">Kali Linux:</text:p>
      <text:p text:style-name="P10"><text:span text:style-name="T7">The Kali Linux Machines are the companies main focus holding the valuable intellectual property/Source codes and secret and classified data. It is an integral part of the company. There are no known vulnerabilities from a hardware/software perspective but must still be monitored closely for network traffic, User authentication and credentials as an attack may be brought on internally where either data is stolen or corrupted.</text:span></text:p>
      <text:p text:style-name="P16"/>
      <text:p text:style-name="P16">Kali Linux</text:p>
      <text:p text:style-name="P16"><text:span text:style-name="T6">No known Vulnerabilities are stored in the NVD Database as of yet.</text:span></text:p>
      <text:p text:style-name="P5"/>
      <text:p text:style-name="P5"><text:span text:style-name="T1">W</text:span>indows <text:span text:style-name="T1">S</text:span>erver 2016 build 10586-14393:</text:p>
      <text:p text:style-name="P15"/>
      <text:h text:style-name="P1" text:outline-level="1"><text:a xlink:type="simple" xlink:href="https://www.cvedetails.com/cve/CVE-2018-8634/" text:style-name="Internet_20_link" text:visited-style-name="Visited_20_Internet_20_Link"><text:span text:style-name="T3">CVE-2018-8634</text:span></text:a><text:span text:style-name="T3"> </text:span><text:bookmark text:name="hmetasexpcount"/></text:h>
      <text:p text:style-name="P34">A remote code execution vulnerability exists in Windows where Microsoft text-to-speech fails to properly handle objects in the memory, aka "Microsoft Text-To-Speech Remote Code Execution Vulnerability." This affects Windows Server 2016, Windows 10, Windows Server 2019, Windows 10 Servers. <text:line-break/>Publish Date : 2018-12-12 Last Update Date : 2020-08-24 </text:p>
      <text:p text:style-name="P15"/>
      <text:p text:style-name="P15"><text:bookmark text:name="cvssscorestable"/></text:p>
      <table:table table:name="Table2" table:style-name="Table2">
        <table:table-column table:style-name="Table2.A"/>
        <table:table-column table:style-name="Table2.B"/>
        <table:table-row>
          <table:table-cell table:style-name="Table2.A1" office:value-type="string">
            <text:p text:style-name="P29">CVSS Score</text:p>
          </table:table-cell>
          <table:table-cell table:style-name="Table2.A1" office:value-type="string">
            <text:p text:style-name="P24">9.3</text:p>
          </table:table-cell>
        </table:table-row>
        <table:table-row>
          <table:table-cell table:style-name="Table2.A1" office:value-type="string">
            <text:p text:style-name="P29">Confidentiality Impact</text:p>
          </table:table-cell>
          <table:table-cell table:style-name="Table2.A1" office:value-type="string">
            <text:p text:style-name="P25"><text:span text:style-name="T4">Complete</text:span> (There is total information disclosure, resulting in all system files being revealed.)</text:p>
          </table:table-cell>
        </table:table-row>
        <table:table-row>
          <table:table-cell table:style-name="Table2.A1" office:value-type="string">
            <text:p text:style-name="P29">Integrity Impact</text:p>
          </table:table-cell>
          <table:table-cell table:style-name="Table2.A1" office:value-type="string">
            <text:p text:style-name="P25"><text:span text:style-name="T4">Complete</text:span> (There is a total compromise of system integrity. There is a complete loss of system protection, resulting in the entire system being compromised.)</text:p>
          </table:table-cell>
        </table:table-row>
        <text:soft-page-break/>
        <table:table-row>
          <table:table-cell table:style-name="Table2.A1" office:value-type="string">
            <text:p text:style-name="P29">Availability Impact</text:p>
          </table:table-cell>
          <table:table-cell table:style-name="Table2.A1" office:value-type="string">
            <text:p text:style-name="P25"><text:span text:style-name="T4">Complete</text:span> (There is a total shutdown of the affected resource. The attacker can render the resource completely unavailable.)</text:p>
          </table:table-cell>
        </table:table-row>
        <table:table-row>
          <table:table-cell table:style-name="Table2.A1" office:value-type="string">
            <text:p text:style-name="P29">Access Complexity</text:p>
          </table:table-cell>
          <table:table-cell table:style-name="Table2.A1" office:value-type="string">
            <text:p text:style-name="P25"><text:span text:style-name="T5">Medium</text:span> (The access conditions are somewhat specialized. Some preconditions must be satistified to exploit)</text:p>
          </table:table-cell>
        </table:table-row>
        <table:table-row>
          <table:table-cell table:style-name="Table2.A1" office:value-type="string">
            <text:p text:style-name="P29">Authentication</text:p>
          </table:table-cell>
          <table:table-cell table:style-name="Table2.A1" office:value-type="string">
            <text:p text:style-name="P25"><text:span text:style-name="T4">Not required</text:span> (Authentication is not required to exploit the vulnerability.)</text:p>
          </table:table-cell>
        </table:table-row>
        <table:table-row>
          <table:table-cell table:style-name="Table2.A1" office:value-type="string">
            <text:p text:style-name="P29">Gained Access</text:p>
          </table:table-cell>
          <table:table-cell table:style-name="Table2.A1" office:value-type="string">
            <text:p text:style-name="P22">None</text:p>
          </table:table-cell>
        </table:table-row>
      </table:table>
      <text:p text:style-name="P15"/>
      <text:h text:style-name="P1" text:outline-level="1"><text:a xlink:type="simple" xlink:href="https://www.cvedetails.com/cve/CVE-2018-8626/" text:style-name="Internet_20_link" text:visited-style-name="Visited_20_Internet_20_Link"><text:span text:style-name="T3">CVE-2018-8626</text:span></text:a><text:span text:style-name="T3"> </text:span><text:bookmark text:name="hmetasexpcount Copy 1"/></text:h>
      <text:p text:style-name="P34">A remote code execution vulnerability exists in Windows Domain Name System (DNS) servers when they fail to properly handle requests, aka "Windows DNS Server Heap Overflow Vulnerability." This affects Windows Server 2012 R2, Windows Server 2019, Windows Server 2016, Windows 10, </text:p>
      <text:p text:style-name="P15"><text:bookmark text:name="cvssscorestable Copy 1"/></text:p>
      <table:table table:name="Table3" table:style-name="Table3">
        <table:table-column table:style-name="Table3.A"/>
        <table:table-column table:style-name="Table3.B"/>
        <table:table-row>
          <table:table-cell table:style-name="Table3.A1" office:value-type="string">
            <text:p text:style-name="P29">CVSS Score</text:p>
          </table:table-cell>
          <table:table-cell table:style-name="Table3.A1" office:value-type="string">
            <text:p text:style-name="P24">10.0</text:p>
          </table:table-cell>
        </table:table-row>
        <table:table-row>
          <table:table-cell table:style-name="Table3.A1" office:value-type="string">
            <text:p text:style-name="P29">Confidentiality Impact</text:p>
          </table:table-cell>
          <table:table-cell table:style-name="Table3.A1" office:value-type="string">
            <text:p text:style-name="P25"><text:span text:style-name="T4">Complete</text:span> (There is total information disclosure, resulting in all system files being revealed.)</text:p>
          </table:table-cell>
        </table:table-row>
        <table:table-row>
          <table:table-cell table:style-name="Table3.A1" office:value-type="string">
            <text:p text:style-name="P29">Integrity Impact</text:p>
          </table:table-cell>
          <table:table-cell table:style-name="Table3.A1" office:value-type="string">
            <text:p text:style-name="P25"><text:span text:style-name="T4">Complete</text:span> (There is a total compromise of system integrity. There is a complete loss of system protection, resulting in the entire system being compromised.)</text:p>
          </table:table-cell>
        </table:table-row>
        <table:table-row>
          <table:table-cell table:style-name="Table3.A1" office:value-type="string">
            <text:p text:style-name="P29">Availability Impact</text:p>
          </table:table-cell>
          <table:table-cell table:style-name="Table3.A1" office:value-type="string">
            <text:p text:style-name="P25"><text:span text:style-name="T4">Complete</text:span> (There is a total shutdown of the affected resource. The attacker can render the resource completely unavailable.)</text:p>
          </table:table-cell>
        </table:table-row>
        <table:table-row>
          <table:table-cell table:style-name="Table3.A1" office:value-type="string">
            <text:p text:style-name="P29">Access Complexity</text:p>
          </table:table-cell>
          <table:table-cell table:style-name="Table3.A1" office:value-type="string">
            <text:p text:style-name="P25"><text:span text:style-name="T4">Low</text:span> (Specialized access conditions or extenuating circumstances do not exist. Very little knowledge or skill is required to exploit. )</text:p>
          </table:table-cell>
        </table:table-row>
        <table:table-row>
          <table:table-cell table:style-name="Table3.A1" office:value-type="string">
            <text:p text:style-name="P29">Authentication</text:p>
          </table:table-cell>
          <table:table-cell table:style-name="Table3.A1" office:value-type="string">
            <text:p text:style-name="P25"><text:span text:style-name="T4">Not required</text:span> (Authentication is not required to exploit the vulnerability.)</text:p>
          </table:table-cell>
        </table:table-row>
        <table:table-row>
          <table:table-cell table:style-name="Table3.A1" office:value-type="string">
            <text:p text:style-name="P29">Gained Access</text:p>
          </table:table-cell>
          <table:table-cell table:style-name="Table3.A1" office:value-type="string">
            <text:p text:style-name="P22">None</text:p>
          </table:table-cell>
        </table:table-row>
        <table:table-row>
          <table:table-cell table:style-name="Table3.A1" office:value-type="string">
            <text:p text:style-name="P29">Vulnerability Type(s)</text:p>
          </table:table-cell>
          <table:table-cell table:style-name="Table3.A1" office:value-type="string">
            <text:p text:style-name="P25">Execute CodeOverflow </text:p>
          </table:table-cell>
        </table:table-row>
        <table:table-row>
          <table:table-cell table:style-name="Table3.A1" office:value-type="string">
            <text:p text:style-name="P29">CWE ID</text:p>
          </table:table-cell>
          <table:table-cell table:style-name="Table3.A1" office:value-type="string">
            <text:p text:style-name="P23"><text:a xlink:type="simple" xlink:href="https://www.cvedetails.com/cwe-details/787/cwe.html" text:style-name="Internet_20_link" text:visited-style-name="Visited_20_Internet_20_Link"><text:span text:style-name="T3">787</text:span></text:a></text:p>
          </table:table-cell>
        </table:table-row>
      </table:table>
      <text:p text:style-name="P15"><text:soft-page-break/></text:p>
      <text:h text:style-name="P1" text:outline-level="1"><text:a xlink:type="simple" xlink:href="https://www.cvedetails.com/cve/CVE-2018-8450/" text:style-name="Internet_20_link" text:visited-style-name="Visited_20_Internet_20_Link">CVE-2018-8450</text:a> <text:bookmark text:name="hmetasexpcount Copy 2"/></text:h>
      <text:p text:style-name="P36">A remote code execution vulnerability exists when Windows Search handles objects in memory, aka "Windows Search Remote Code Execution Vulnerability." This affects Windows 7, Windows Server 2012 R2, Windows RT 8.1, Windows Server 2008, Windows Server 2012, Windows 8.1, Windows Server 2016, Windows Server 2008 R2, Windows 10, Windows 10 Servers. <text:line-break/>Publish Date : 2018-11-14 Last Update Date : 2019-10-03 </text:p>
      <text:p text:style-name="P5"/>
      <text:p text:style-name="P5"><text:bookmark text:name="cvssscorestable Copy 2"/></text:p>
      <table:table table:name="Table4" table:style-name="Table4">
        <table:table-column table:style-name="Table4.A"/>
        <table:table-column table:style-name="Table4.B"/>
        <table:table-row>
          <table:table-cell table:style-name="Table4.A1" office:value-type="string">
            <text:p text:style-name="P28">CVSS Score</text:p>
          </table:table-cell>
          <table:table-cell table:style-name="Table4.A1" office:value-type="string">
            <text:p text:style-name="P19">9.0</text:p>
          </table:table-cell>
        </table:table-row>
        <table:table-row>
          <table:table-cell table:style-name="Table4.A1" office:value-type="string">
            <text:p text:style-name="P28">Confidentiality Impact</text:p>
          </table:table-cell>
          <table:table-cell table:style-name="Table4.A1" office:value-type="string">
            <text:p text:style-name="P23"><text:span text:style-name="T4">Complete</text:span> (There is total information disclosure, resulting in all system files being revealed.)</text:p>
          </table:table-cell>
        </table:table-row>
        <table:table-row>
          <table:table-cell table:style-name="Table4.A1" office:value-type="string">
            <text:p text:style-name="P28">Integrity Impact</text:p>
          </table:table-cell>
          <table:table-cell table:style-name="Table4.A1" office:value-type="string">
            <text:p text:style-name="P23"><text:span text:style-name="T4">Complete</text:span> (There is a total compromise of system integrity. There is a complete loss of system protection, resulting in the entire system being compromised.)</text:p>
          </table:table-cell>
        </table:table-row>
        <table:table-row>
          <table:table-cell table:style-name="Table4.A1" office:value-type="string">
            <text:p text:style-name="P28">Availability Impact</text:p>
          </table:table-cell>
          <table:table-cell table:style-name="Table4.A1" office:value-type="string">
            <text:p text:style-name="P23"><text:span text:style-name="T4">Complete</text:span> (There is a total shutdown of the affected resource. The attacker can render the resource completely unavailable.)</text:p>
          </table:table-cell>
        </table:table-row>
        <table:table-row>
          <table:table-cell table:style-name="Table4.A1" office:value-type="string">
            <text:p text:style-name="P28">Access Complexity</text:p>
          </table:table-cell>
          <table:table-cell table:style-name="Table4.A1" office:value-type="string">
            <text:p text:style-name="P23"><text:span text:style-name="T4">Low</text:span> (Specialized access conditions or extenuating circumstances do not exist. Very little knowledge or skill is required to exploit. )</text:p>
          </table:table-cell>
        </table:table-row>
        <table:table-row>
          <table:table-cell table:style-name="Table4.A1" office:value-type="string">
            <text:p text:style-name="P28">Authentication</text:p>
          </table:table-cell>
          <table:table-cell table:style-name="Table4.A1" office:value-type="string">
            <text:p text:style-name="P23">???</text:p>
          </table:table-cell>
        </table:table-row>
        <table:table-row>
          <table:table-cell table:style-name="Table4.A1" office:value-type="string">
            <text:p text:style-name="P28">Gained Access</text:p>
          </table:table-cell>
          <table:table-cell table:style-name="Table4.A1" office:value-type="string">
            <text:p text:style-name="P21">None</text:p>
          </table:table-cell>
        </table:table-row>
        <table:table-row>
          <table:table-cell table:style-name="Table4.A1" office:value-type="string">
            <text:p text:style-name="P28">Vulnerability Type(s)</text:p>
          </table:table-cell>
          <table:table-cell table:style-name="Table4.A1" office:value-type="string">
            <text:p text:style-name="P23">Execute Code </text:p>
          </table:table-cell>
        </table:table-row>
        <table:table-row>
          <table:table-cell table:style-name="Table4.A1" office:value-type="string">
            <text:p text:style-name="P28">CWE ID</text:p>
          </table:table-cell>
          <table:table-cell table:style-name="Table4.A1" office:value-type="string">
            <text:p text:style-name="P23"><text:a xlink:type="simple" xlink:href="https://www.cvedetails.com/cwe-details/404/cwe.html" text:style-name="Internet_20_link" text:visited-style-name="Visited_20_Internet_20_Link">404</text:a></text:p>
          </table:table-cell>
        </table:table-row>
      </table:table>
      <text:p text:style-name="P5"/>
      <text:p text:style-name="P17">Window 10 1507-1607</text:p>
      <text:h text:style-name="P3" text:outline-level="1"><text:a xlink:type="simple" xlink:href="https://www.cvedetails.com/cve/CVE-2022-29131/" text:style-name="Internet_20_link" text:visited-style-name="Visited_20_Internet_20_Link">CVE-2022-29131</text:a></text:h>
      <text:p text:style-name="P17">Windows LDAP Remote Code Execution Vulnerability. This CVE ID is unique from CVE-2022-22012, CVE-2022-22013, CVE-2022-22014, CVE-2022-29128, CVE-2022-29129, CVE-2022-29130, CVE-2022-29137, CVE-2022-29139, CVE-2022-29141. <text:line-break/>Publish Date : 2022-05-10 Last Update Date : 2022-05-23 </text:p>
      <text:p text:style-name="P9"/>
      <text:p text:style-name="P9"><text:bookmark text:name="cvssscorestable Copy 6"/></text:p>
      <table:table table:name="Table1" table:style-name="Table1">
        <table:table-column table:style-name="Table1.A"/>
        <table:table-column table:style-name="Table1.B"/>
        <table:table-row>
          <table:table-cell table:style-name="Table1.A1" office:value-type="string">
            <text:p text:style-name="Table_20_Heading">CVSS Score</text:p>
          </table:table-cell>
          <table:table-cell table:style-name="Table1.A1" office:value-type="string">
            <text:p text:style-name="P18">9.0</text:p>
          </table:table-cell>
        </table:table-row>
        <table:table-row>
          <table:table-cell table:style-name="Table1.A1" office:value-type="string">
            <text:p text:style-name="Table_20_Heading">Confidentiality Impact</text:p>
          </table:table-cell>
          <table:table-cell table:style-name="Table1.A1" office:value-type="string">
            <text:p text:style-name="Table_20_Contents"><text:span text:style-name="T4">Complete</text:span> (There is total information disclosure, resulting in all system files being revealed.)</text:p>
          </table:table-cell>
        </table:table-row>
        <table:table-row>
          <table:table-cell table:style-name="Table1.A1" office:value-type="string">
            <text:p text:style-name="Table_20_Heading">Integrity Impact</text:p>
          </table:table-cell>
          <table:table-cell table:style-name="Table1.A1" office:value-type="string">
            <text:p text:style-name="Table_20_Contents"><text:span text:style-name="T4">Complete</text:span> (There is a total compromise of system integrity. There is a complete <text:soft-page-break/>loss of system protection, resulting in the entire system being compromised.)</text:p>
          </table:table-cell>
        </table:table-row>
        <table:table-row>
          <table:table-cell table:style-name="Table1.A1" office:value-type="string">
            <text:p text:style-name="Table_20_Heading">Availability Impact</text:p>
          </table:table-cell>
          <table:table-cell table:style-name="Table1.A1" office:value-type="string">
            <text:p text:style-name="Table_20_Contents"><text:span text:style-name="T4">Complete</text:span> (There is a total shutdown of the affected resource. The attacker can render the resource completely unavailable.)</text:p>
          </table:table-cell>
        </table:table-row>
        <table:table-row>
          <table:table-cell table:style-name="Table1.A1" office:value-type="string">
            <text:p text:style-name="Table_20_Heading">Access Complexity</text:p>
          </table:table-cell>
          <table:table-cell table:style-name="Table1.A1" office:value-type="string">
            <text:p text:style-name="Table_20_Contents"><text:span text:style-name="T4">Low</text:span> (Specialized access conditions or extenuating circumstances do not exist. Very little knowledge or skill is required to exploit. )</text:p>
          </table:table-cell>
        </table:table-row>
        <table:table-row>
          <table:table-cell table:style-name="Table1.A1" office:value-type="string">
            <text:p text:style-name="Table_20_Heading">Authentication</text:p>
          </table:table-cell>
          <table:table-cell table:style-name="Table1.A1" office:value-type="string">
            <text:p text:style-name="Table_20_Contents">???</text:p>
          </table:table-cell>
        </table:table-row>
        <table:table-row>
          <table:table-cell table:style-name="Table1.A1" office:value-type="string">
            <text:p text:style-name="Table_20_Heading">Gained Access</text:p>
          </table:table-cell>
          <table:table-cell table:style-name="Table1.A1" office:value-type="string">
            <text:p text:style-name="P20">None</text:p>
          </table:table-cell>
        </table:table-row>
        <table:table-row>
          <table:table-cell table:style-name="Table1.A1" office:value-type="string">
            <text:p text:style-name="Table_20_Heading">Vulnerability Type(s)</text:p>
          </table:table-cell>
          <table:table-cell table:style-name="Table1.A1" office:value-type="string">
            <text:p text:style-name="Table_20_Contents">Execute Code </text:p>
          </table:table-cell>
        </table:table-row>
        <table:table-row>
          <table:table-cell table:style-name="Table1.A1" office:value-type="string">
            <text:p text:style-name="Table_20_Heading">CWE ID</text:p>
          </table:table-cell>
          <table:table-cell table:style-name="Table1.A1" office:value-type="string">
            <text:p text:style-name="Table_20_Contents">CWE id is not defined for this vulnerability</text:p>
          </table:table-cell>
        </table:table-row>
      </table:table>
      <text:p text:style-name="P9"/>
      <text:h text:style-name="P2" text:outline-level="1"><text:a xlink:type="simple" xlink:href="https://www.cvedetails.com/cve/CVE-2022-29126/" text:style-name="Internet_20_link" text:visited-style-name="Visited_20_Internet_20_Link">CVE-2022-29126</text:a> <text:bookmark text:name="hmetasexpcount Copy 9"/></text:h>
      <text:p text:style-name="P30">Tablet Windows User Interface Application Core Elevation of Privilege Vulnerability. <text:line-break/>Publish Date : 2022-05-10 Last Update Date : 2022-05-23 </text:p>
      <text:p text:style-name="P9"><text:bookmark text:name="cvssscorestable Copy 7"/></text:p>
      <table:table table:name="Table5" table:style-name="Table5">
        <table:table-column table:style-name="Table5.A"/>
        <table:table-column table:style-name="Table5.B"/>
        <table:table-row>
          <table:table-cell table:style-name="Table5.A1" office:value-type="string">
            <text:p text:style-name="Table_20_Heading">CVSS Score</text:p>
          </table:table-cell>
          <table:table-cell table:style-name="Table5.A1" office:value-type="string">
            <text:p text:style-name="P26">6.9</text:p>
          </table:table-cell>
        </table:table-row>
        <table:table-row>
          <table:table-cell table:style-name="Table5.A1" office:value-type="string">
            <text:p text:style-name="Table_20_Heading">Confidentiality Impact</text:p>
          </table:table-cell>
          <table:table-cell table:style-name="Table5.A1" office:value-type="string">
            <text:p text:style-name="Table_20_Contents"><text:span text:style-name="T4">Complete</text:span> (There is total information disclosure, resulting in all system files being revealed.)</text:p>
          </table:table-cell>
        </table:table-row>
        <table:table-row>
          <table:table-cell table:style-name="Table5.A1" office:value-type="string">
            <text:p text:style-name="Table_20_Heading">Integrity Impact</text:p>
          </table:table-cell>
          <table:table-cell table:style-name="Table5.A1" office:value-type="string">
            <text:p text:style-name="Table_20_Contents"><text:span text:style-name="T4">Complete</text:span> (There is a total compromise of system integrity. There is a complete loss of system protection, resulting in the entire system being compromised.)</text:p>
          </table:table-cell>
        </table:table-row>
        <table:table-row>
          <table:table-cell table:style-name="Table5.A1" office:value-type="string">
            <text:p text:style-name="Table_20_Heading">Availability Impact</text:p>
          </table:table-cell>
          <table:table-cell table:style-name="Table5.A1" office:value-type="string">
            <text:p text:style-name="Table_20_Contents"><text:span text:style-name="T4">Complete</text:span> (There is a total shutdown of the affected resource. The attacker can render the resource completely unavailable.)</text:p>
          </table:table-cell>
        </table:table-row>
        <table:table-row>
          <table:table-cell table:style-name="Table5.A1" office:value-type="string">
            <text:p text:style-name="Table_20_Heading">Access Complexity</text:p>
          </table:table-cell>
          <table:table-cell table:style-name="Table5.A1" office:value-type="string">
            <text:p text:style-name="Table_20_Contents"><text:span text:style-name="T5">Medium</text:span> (The access conditions are somewhat specialized. Some preconditions must be satistified to exploit)</text:p>
          </table:table-cell>
        </table:table-row>
        <table:table-row>
          <table:table-cell table:style-name="Table5.A1" office:value-type="string">
            <text:p text:style-name="Table_20_Heading">Authentication</text:p>
          </table:table-cell>
          <table:table-cell table:style-name="Table5.A1" office:value-type="string">
            <text:p text:style-name="Table_20_Contents"><text:span text:style-name="T4">Not required</text:span> (Authentication is not required to exploit the vulnerability.)</text:p>
          </table:table-cell>
        </table:table-row>
        <table:table-row>
          <table:table-cell table:style-name="Table5.A1" office:value-type="string">
            <text:p text:style-name="Table_20_Heading">Gained Access</text:p>
          </table:table-cell>
          <table:table-cell table:style-name="Table5.A1" office:value-type="string">
            <text:p text:style-name="P20">None</text:p>
          </table:table-cell>
        </table:table-row>
        <table:table-row>
          <table:table-cell table:style-name="Table5.A1" office:value-type="string">
            <text:p text:style-name="Table_20_Heading">Vulnerability Type(s)</text:p>
          </table:table-cell>
          <table:table-cell table:style-name="Table5.A1" office:value-type="string">
            <text:p text:style-name="P27"/>
          </table:table-cell>
        </table:table-row>
        <table:table-row>
          <table:table-cell table:style-name="Table5.A1" office:value-type="string">
            <text:p text:style-name="Table_20_Heading">CWE ID</text:p>
          </table:table-cell>
          <table:table-cell table:style-name="Table5.A1" office:value-type="string">
            <text:p text:style-name="Table_20_Contents">CWE id is not defined for this vulnerability</text:p>
          </table:table-cell>
        </table:table-row>
      </table:table>
      <text:p text:style-name="P9"/>
      <text:h text:style-name="P2" text:outline-level="1"><text:a xlink:type="simple" xlink:href="https://www.cvedetails.com/cve/CVE-2022-26923/" text:style-name="Internet_20_link" text:visited-style-name="Visited_20_Internet_20_Link">CVE-2022-26923</text:a> <text:bookmark text:name="hmetasexpcount Copy 10"/></text:h>
      <text:p text:style-name="P30">Active Directory Domain Services Elevation of Privilege Vulnerability. <text:line-break/>Publish Date : 2022-05-10 Last Update Date : 2022-05-18 </text:p>
      <text:p text:style-name="P9"/>
      <text:p text:style-name="P9"><text:bookmark text:name="cvssscorestable Copy 8"/></text:p>
      <table:table table:name="Table6" table:style-name="Table6">
        <table:table-column table:style-name="Table6.A"/>
        <table:table-column table:style-name="Table6.B"/>
        <table:table-row>
          <table:table-cell table:style-name="Table6.A1" office:value-type="string">
            <text:p text:style-name="Table_20_Heading">CVSS Score</text:p>
          </table:table-cell>
          <table:table-cell table:style-name="Table6.A1" office:value-type="string">
            <text:p text:style-name="P18">9.0</text:p>
          </table:table-cell>
        </table:table-row>
        <table:table-row>
          <table:table-cell table:style-name="Table6.A1" office:value-type="string">
            <text:p text:style-name="Table_20_Heading">Confidentiality Impact</text:p>
          </table:table-cell>
          <table:table-cell table:style-name="Table6.A1" office:value-type="string">
            <text:p text:style-name="Table_20_Contents"><text:span text:style-name="T4">Complete</text:span> (There is total information disclosure, resulting in all system files being revealed.)</text:p>
          </table:table-cell>
        </table:table-row>
        <table:table-row>
          <table:table-cell table:style-name="Table6.A1" office:value-type="string">
            <text:p text:style-name="Table_20_Heading">Integrity Impact</text:p>
          </table:table-cell>
          <table:table-cell table:style-name="Table6.A1" office:value-type="string">
            <text:p text:style-name="Table_20_Contents"><text:span text:style-name="T4">Complete</text:span> (There is a total compromise of system integrity. There is a complete <text:soft-page-break/>loss of system protection, resulting in the entire system being compromised.)</text:p>
          </table:table-cell>
        </table:table-row>
        <table:table-row>
          <table:table-cell table:style-name="Table6.A1" office:value-type="string">
            <text:p text:style-name="Table_20_Heading">Availability Impact</text:p>
          </table:table-cell>
          <table:table-cell table:style-name="Table6.A1" office:value-type="string">
            <text:p text:style-name="Table_20_Contents"><text:span text:style-name="T4">Complete</text:span> (There is a total shutdown of the affected resource. The attacker can render the resource completely unavailable.)</text:p>
          </table:table-cell>
        </table:table-row>
        <table:table-row>
          <table:table-cell table:style-name="Table6.A1" office:value-type="string">
            <text:p text:style-name="Table_20_Heading">Access Complexity</text:p>
          </table:table-cell>
          <table:table-cell table:style-name="Table6.A1" office:value-type="string">
            <text:p text:style-name="Table_20_Contents"><text:span text:style-name="T4">Low</text:span> (Specialized access conditions or extenuating circumstances do not exist. Very little knowledge or skill is required to exploit. )</text:p>
          </table:table-cell>
        </table:table-row>
        <table:table-row>
          <table:table-cell table:style-name="Table6.A1" office:value-type="string">
            <text:p text:style-name="Table_20_Heading">Authentication</text:p>
          </table:table-cell>
          <table:table-cell table:style-name="Table6.A1" office:value-type="string">
            <text:p text:style-name="Table_20_Contents">???</text:p>
          </table:table-cell>
        </table:table-row>
        <table:table-row>
          <table:table-cell table:style-name="Table6.A1" office:value-type="string">
            <text:p text:style-name="Table_20_Heading">Gained Access</text:p>
          </table:table-cell>
          <table:table-cell table:style-name="Table6.A1" office:value-type="string">
            <text:p text:style-name="P20">None</text:p>
          </table:table-cell>
        </table:table-row>
      </table:table>
      <text:p text:style-name="P9"/>
      <text:p text:style-name="P9">The implementation of the Peassler Monitoring system has be critical to ensure the infrastructure is secure, maintained and running at all optimal levels. The key areas of the network are setup and monitored using specific monitors/sensors and are as follow:</text:p>
      <text:p text:style-name="P16"/>
      <text:p text:style-name="P16">Peassler Monitoring System: <text:span text:style-name="T6">Sensor types, Thresholds and Alerts</text:span></text:p>
      <text:p text:style-name="P10"><text:span text:style-name="T7"/></text:p>
      <text:p text:style-name="P16">Kali Linux:</text:p>
      <text:p text:style-name="P16"/>
      <text:p text:style-name="P13"><text:span text:style-name="T10">Sensor</text:span><text:span text:style-name="T6"><text:tab/></text:span><text:span text:style-name="T10">Threshold<text:tab/></text:span><text:span text:style-name="T6"><text:tab/></text:span><text:span text:style-name="T10">Alert<text:tab/></text:span><text:span text:style-name="T6"><text:tab/></text:span><text:span text:style-name="T10">Reason for use</text:span><text:span text:style-name="T6"><text:tab/><text:tab/></text:span></text:p>
      <text:p text:style-name="P13"/>
      <text:p text:style-name="P13">LDAP<text:tab/>500s-500s<text:tab/><text:tab/>+500<text:tab/><text:tab/>Monitors Directory access Protocol</text:p>
      <text:p text:style-name="P13">Ping<text:tab/><text:tab/>scan 60s<text:tab/> <text:s text:c="6"/>Down<text:tab/><text:tab/>Monitors Connectivity</text:p>
      <text:p text:style-name="P13">Uptime<text:tab/>-95%<text:tab/><text:tab/><text:tab/>-95%<text:tab/><text:tab/>Records Device running/Statistics</text:p>
      <text:p text:style-name="P13">CPU Load 25-80% <text:tab/> <text:s text:c="6"/>Critical <text:s text:c="7"/>Monitors CPU Health</text:p>
      <text:p text:style-name="P13"/>
      <text:p text:style-name="P16"/>
      <text:p text:style-name="P16">Windows Server/SQL DB/WebHost:</text:p>
      <text:p text:style-name="P16"/>
      <text:p text:style-name="P16">Sensor<text:span text:style-name="T6"> <text:tab/></text:span>Threshold<text:span text:style-name="T6"><text:tab/><text:tab/> </text:span>Alert<text:span text:style-name="T6"> <text:tab/></text:span>Reason for use</text:p>
      <text:p text:style-name="P8"/>
      <text:p text:style-name="P8">MySQLv2<text:tab/> 800-900<text:tab/><text:tab/><text:tab/><text:tab/>Monitors a DB on SQL Server</text:p>
      <text:p text:style-name="P8">SSL Cert.<text:tab/> 30 day exp.<text:tab/>Exp.<text:tab/><text:tab/>Monitors SSL/TSL secured conn.</text:p>
      <text:p text:style-name="P8">Http<text:tab/><text:tab/>3sec-3sec.<text:tab/> <text:s text:c="4"/>Code 404<text:tab/>Monitors a Webserver</text:p>
      <text:p text:style-name="P8">CPU Load<text:tab/> 25-80%<text:tab/> <text:s text:c="4"/>Critical<text:tab/> <text:s text:c="8"/>Monitors CPU Usage</text:p>
      <text:p text:style-name="P8">LDAP<text:tab/>500s-500s <text:s text:c="7"/>+500<text:tab/><text:tab/>Monitors Directory access</text:p>
      <text:p text:style-name="P8">SNMP</text:p>
      <text:p text:style-name="P16">Windows 10 Workstations</text:p>
      <text:p text:style-name="P16"/>
      <text:p text:style-name="P16"><text:soft-page-break/>Sensor<text:span text:style-name="T6"><text:tab/></text:span>Threshold<text:span text:style-name="T6"><text:tab/><text:tab/></text:span>Alert<text:span text:style-name="T6"><text:tab/><text:tab/></text:span>Reasons for use</text:p>
      <text:p text:style-name="P8"/>
      <text:p text:style-name="P8">Ping<text:tab/><text:tab/>scan 60 s<text:tab/><text:tab/>Down<text:tab/>Monitors connectivity</text:p>
      <text:p text:style-name="P8">SNMP<text:tab/>+80%<text:tab/><text:tab/>+80% <text:s text:c="7"/>Monitors general parameters of SNMP</text:p>
      <text:p text:style-name="P8">CPU Load 25-80%<text:tab/><text:tab/>Critical<text:tab/>Monitors CPU Usage</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19:35:47.563000000</meta:creation-date>
    <dc:date>2023-07-11T11:41:53.262000000</dc:date>
    <meta:editing-duration>PT16H6M6S</meta:editing-duration>
    <meta:editing-cycles>1</meta:editing-cycles>
    <meta:document-statistic meta:table-count="6" meta:image-count="0" meta:object-count="0" meta:page-count="9" meta:paragraph-count="182" meta:word-count="1799" meta:character-count="12511" meta:non-whitespace-character-count="10796"/>
    <meta:generator>LibreOffice/7.5.0.3$Windows_X86_64 LibreOffice_project/c21113d003cd3efa8c53188764377a8272d9d6de</meta:generator>
  </office:meta>
</office:document-meta>
</file>